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Open Sans" fo:font-size="10pt" style:font-size-asian="10pt" style:font-size-complex="10pt"/>
    </style:style>
    <style:style style:name="P2" style:family="paragraph" style:parent-style-name="Standard">
      <style:text-properties style:font-name="Open Sans" fo:font-size="10pt" officeooo:paragraph-rsid="0000dbd0" style:font-size-asian="10pt" style:font-size-complex="10pt"/>
    </style:style>
    <style:style style:name="P3" style:family="paragraph" style:parent-style-name="Standard">
      <style:text-properties style:font-name="Open Sans" fo:font-size="10pt" officeooo:rsid="0000dbd0" officeooo:paragraph-rsid="0000dbd0" style:font-size-asian="10pt" style:font-size-complex="10pt"/>
    </style:style>
    <style:style style:name="P4" style:family="paragraph" style:parent-style-name="Standard">
      <style:text-properties style:font-name="Open Sans" fo:font-size="10pt" officeooo:rsid="0000dbd0" officeooo:paragraph-rsid="00038024" style:font-size-asian="10pt" style:font-size-complex="10pt"/>
    </style:style>
    <style:style style:name="P5" style:family="paragraph" style:parent-style-name="Standard">
      <style:text-properties style:font-name="Open Sans" fo:font-size="10pt" officeooo:rsid="0001da71" officeooo:paragraph-rsid="0001da71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2pt"/>
    </style:style>
    <style:style style:name="P8" style:family="paragraph">
      <loext:graphic-properties draw:fill="solid" draw:fill-color="#729fcf"/>
      <style:paragraph-properties fo:text-align="center"/>
    </style:style>
    <style:style style:name="P9" style:family="paragraph">
      <loext:graphic-properties draw:fill-color="#006600"/>
      <style:paragraph-properties fo:text-align="center"/>
    </style:style>
    <style:style style:name="T1" style:family="text">
      <style:text-properties officeooo:rsid="0000dbd0"/>
    </style:style>
    <style:style style:name="T2" style:family="text">
      <style:text-properties officeooo:rsid="0001da71"/>
    </style:style>
    <style:style style:name="T3" style:family="text">
      <style:text-properties officeooo:rsid="0003802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0dbd0" style:font-weight-asian="bold" style:font-weight-complex="bold"/>
    </style:style>
    <style:style style:name="T6" style:family="text">
      <style:text-properties fo:font-weight="bold" officeooo:rsid="0001da71" style:font-weight-asian="bold" style:font-weight-complex="bold"/>
    </style:style>
    <style:style style:name="T7" style:family="text">
      <style:text-properties fo:font-weight="bold" officeooo:rsid="00038024" style:font-weight-asian="bold" style:font-weight-complex="bold"/>
    </style:style>
    <style:style style:name="T8" style:family="text">
      <style:text-properties fo:font-style="italic" officeooo:rsid="0000dbd0" style:font-style-asian="italic" style:font-style-complex="italic"/>
    </style:style>
    <style:style style:name="T9" style:family="text">
      <style:text-properties fo:font-style="italic" officeooo:rsid="0001da71" style:font-style-asian="italic" style:font-style-complex="italic"/>
    </style:style>
    <style:style style:name="T10" style:family="text">
      <style:text-properties fo:font-style="italic" officeooo:rsid="00038024" style:font-style-asian="italic" style:font-style-complex="italic"/>
    </style:style>
    <style:style style:name="T11" style:family="text">
      <style:text-properties style:text-underline-style="dotted" style:text-underline-width="auto" style:text-underline-color="font-color"/>
    </style:style>
    <style:style style:name="T12" style:family="text">
      <style:text-properties style:text-underline-style="dotted" style:text-underline-width="auto" style:text-underline-color="font-color" officeooo:rsid="0000dbd0"/>
    </style:style>
    <style:style style:name="T13" style:family="text">
      <style:text-properties style:text-underline-style="dotted" style:text-underline-width="auto" style:text-underline-color="font-color" officeooo:rsid="0001da71"/>
    </style:style>
    <style:style style:name="gr1" style:family="graphic">
      <style:graphic-properties svg:stroke-color="#000000" draw:marker-start="" draw:marker-end="" draw:fill="none" draw:textarea-vertical-align="middle" draw:auto-grow-height="false" fo:min-height="1.907cm" fo:min-width="0.3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marker-start="" draw:marker-end="" draw:stroke-linejoin="none" draw:fill="none" draw:textarea-vertical-align="middle" draw:auto-grow-height="false" fo:min-height="1.7cm" fo:min-width="0.2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marker-start="" draw:marker-end="" draw:stroke-linejoin="none" draw:fill="none" draw:textarea-vertical-align="middle" draw:auto-grow-height="false" fo:min-height="1.736cm" fo:min-width="0.2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marker-start="" draw:marker-end="" draw:stroke-linejoin="none" draw:fill="none" draw:textarea-vertical-align="middle" draw:auto-grow-height="false" fo:min-height="1.568cm" fo:min-width="0.1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19cm" svg:stroke-color="#000000" draw:marker-start="" draw:marker-start-width="0.407cm" draw:marker-end="" draw:marker-end-width="0.407cm" draw:fill="solid" draw:fill-color="#729fcf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tyle:run-through="foreground" style:vertical-pos="from-top" style:vertical-rel="paragraph" style:horizontal-pos="from-left" style:horizontal-rel="paragraph"/>
    </style:style>
    <style:style style:name="gr7" style:family="graphic">
      <style:graphic-properties svg:stroke-width="0.049cm" svg:stroke-color="#000000" draw:marker-start="" draw:marker-start-width="0.427cm" draw:marker-end="Linienspitzen_20_1" draw:marker-end-width="0.427cm" draw:fill-color="#006600" draw:textarea-horizontal-align="center" draw:textarea-vertical-align="middle" fo:padding-top="0.025cm" fo:padding-bottom="0.025cm" fo:padding-left="0.025cm" fo:padding-right="0.025cm" style:run-through="foreground"/>
    </style:style>
    <style:style style:name="gr8" style:family="graphic">
      <style:graphic-properties svg:stroke-width="0.019cm" svg:stroke-color="#000000" draw:marker-start="" draw:marker-start-width="0.407cm" draw:marker-end="" draw:marker-end-width="0.407cm" draw:fill="solid" draw:fill-color="#729fcf" draw:textarea-horizontal-align="center" draw:textarea-vertical-align="middle" fo:padding-top="0.009cm" fo:padding-bottom="0.009cm" fo:padding-left="0.009cm" fo:padding-right="0.009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g text:anchor-type="paragraph" draw:z-index="6" draw:style-name="gr6"><draw:line draw:name="Form1" draw:style-name="gr7" draw:text-style-name="P9" svg:x1="2.762cm" svg:y1="0.108cm" svg:x2="2.762cm" svg:y2="18.179cm"><text:p/></draw:line><draw:line draw:name="Form3" draw:style-name="gr8" draw:text-style-name="P8" svg:x1="2.339cm" svg:y1="0.625cm" svg:x2="3.583cm" svg:y2="0.625cm"><text:p/></draw:line><draw:line draw:name="Form3" draw:style-name="gr8" draw:text-style-name="P8" svg:x1="2.339cm" svg:y1="2.68cm" svg:x2="3.583cm" svg:y2="2.68cm"><text:p/></draw:line><draw:line draw:name="Form3" draw:style-name="gr8" draw:text-style-name="P8" svg:x1="2.339cm" svg:y1="7.201cm" svg:x2="3.583cm" svg:y2="7.201cm"><text:p/></draw:line><draw:line draw:name="Form3" draw:style-name="gr8" draw:text-style-name="P8" svg:x1="2.339cm" svg:y1="10.488cm" svg:x2="3.583cm" svg:y2="10.488cm"><text:p/></draw:line><draw:line draw:name="Form3" draw:style-name="gr8" draw:text-style-name="P8" svg:x1="2.339cm" svg:y1="13.365cm" svg:x2="3.583cm" svg:y2="13.365cm"><text:p/></draw:line><draw:line draw:name="Form3" draw:style-name="gr8" draw:text-style-name="P8" svg:x1="2.339cm" svg:y1="14.187cm" svg:x2="3.583cm" svg:y2="14.187cm"><text:p/></draw:line><draw:line draw:name="Form3" draw:style-name="gr8" draw:text-style-name="P8" svg:x1="2.339cm" svg:y1="15.42cm" svg:x2="3.583cm" svg:y2="15.42cm"><text:p/></draw:line><draw:line draw:name="Form3" draw:style-name="gr8" draw:text-style-name="P8" svg:x1="2.339cm" svg:y1="16.242cm" svg:x2="3.583cm" svg:y2="16.242cm"><text:p/></draw:line><draw:line draw:name="Form3" draw:style-name="gr8" draw:text-style-name="P8" svg:x1="2.339cm" svg:y1="10.899cm" svg:x2="3.239cm" svg:y2="10.899cm"><text:p/></draw:line><draw:line draw:name="Form3" draw:style-name="gr8" draw:text-style-name="P8" svg:x1="2.339cm" svg:y1="1.036cm" svg:x2="3.239cm" svg:y2="1.036cm"><text:p/></draw:line><draw:line draw:name="Form3" draw:style-name="gr8" draw:text-style-name="P8" svg:x1="2.339cm" svg:y1="8.023cm" svg:x2="3.583cm" svg:y2="8.023cm"><text:p/></draw:line></draw:g><draw:custom-shape text:anchor-type="paragraph" draw:z-index="0" draw:name="Form2" draw:style-name="gr1" draw:text-style-name="P6" svg:width="0.953cm" svg:height="1.906cm" svg:x="5.514cm" svg:y="0.293cm"><text:p/><draw:enhanced-geometry svg:viewBox="0 0 21600 21600" draw:glue-points="21600 0 0 10800 21600 21600" draw:text-areas="13800 ?f9 21600 ?f10" draw:type="left-brace" draw:modifiers="0 3596.6697502312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2"><text:span text:style-name="T5">20.05.2018</text:span><text:span text:style-name="T1"><text:tab/></text:span><text:span text:style-name="T5">Teilziel 2</text:span><text:span text:style-name="T1"><text:tab/>→ Inhalte, Thema, Ziel spezifizieren</text:span><text:span text:style-name="T12"><text:tab/></text:span><text:span text:style-name="T8">Felicitas</text:span></text:p>
      <text:p text:style-name="P2"><text:span text:style-name="T5">21.05.2018</text:span><text:span text:style-name="T1"><text:tab/><text:tab/><text:tab/>→ Corporate Design</text:span><text:span text:style-name="T12"><text:tab/><text:tab/><text:tab/><text:tab/></text:span><text:span text:style-name="T8">Selina</text:span></text:p>
      <text:p text:style-name="P2"><text:tab/><text:tab/><text:tab/><text:tab/>→<text:span text:style-name="T2"> Aufbau</text:span><text:span text:style-name="T13"><text:tab/><text:tab/><text:tab/><text:tab/><text:tab/></text:span><text:span text:style-name="T9">Max</text:span></text:p>
      <text:p text:style-name="P2"><text:tab/><text:tab/><text:tab/><text:tab/>→<text:span text:style-name="T2"> Logos</text:span><text:span text:style-name="T13"><text:tab/><text:tab/><text:tab/><text:tab/><text:tab/></text:span><text:span text:style-name="T9">Verona, Annika</text:span></text:p>
      <text:p text:style-name="P2"><text:span text:style-name="T5"/></text:p>
      <text:p text:style-name="P2"><draw:line text:anchor-type="paragraph" draw:z-index="4" draw:name="Form3" draw:style-name="gr5" draw:text-style-name="P8" svg:x1="2.339cm" svg:y1="0.213cm" svg:x2="3.583cm" svg:y2="0.213cm"><text:p/></draw:line><draw:line text:anchor-type="paragraph" draw:z-index="5" draw:name="Form3" draw:style-name="gr5" draw:text-style-name="P8" svg:x1="2.339cm" svg:y1="0.213cm" svg:x2="3.583cm" svg:y2="0.213cm"><text:p/></draw:line><text:span text:style-name="T5">25.05.2018</text:span><text:span text:style-name="T1"><text:tab/></text:span><text:span text:style-name="T5">Gruppentreffen mit Tutor zu Teilziel 2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1" draw:name="Form2" draw:style-name="gr2" draw:text-style-name="P7" svg:width="0.825cm" svg:height="1.699cm" svg:x="5.514cm" svg:y="0.374cm"><text:p/><draw:enhanced-geometry svg:viewBox="0 0 21600 21600" draw:glue-points="21600 0 0 10800 21600 21600" draw:text-areas="13800 ?f9 21600 ?f10" draw:type="left-brace" draw:modifiers="0 18507.8838174274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2"><text:tab/><text:tab/><text:tab/><text:tab/>→<text:span text:style-name="T3"> Zwischenpräsentation</text:span><text:span text:style-name="T13"><text:tab/><text:tab/><text:tab/></text:span><text:span text:style-name="T10">Selina</text:span></text:p>
      <text:p text:style-name="P2"><text:tab/><text:tab/><text:tab/><text:tab/>→<text:span text:style-name="T3"> erste Inhalte</text:span><text:span text:style-name="T13"><text:tab/><text:tab/><text:tab/><text:tab/></text:span><text:span text:style-name="T10">Felicitas</text:span></text:p>
      <text:p text:style-name="P2"><text:tab/><text:tab/><text:tab/><text:tab/>→<text:span text:style-name="T3"> detaillierte Struktur</text:span><text:span text:style-name="T13"><text:tab/><text:tab/><text:tab/></text:span><text:span text:style-name="T10">Max, Selina</text:span></text:p>
      <text:p text:style-name="P3"><text:span text:style-name="T4">17.05.2018</text:span><text:tab/><text:span text:style-name="T6">Teilziel 3</text:span><text:span text:style-name="T2"><text:tab/>→ Layoutvorschlag/ Mock-up</text:span><text:span text:style-name="T13"><text:tab/><text:tab/></text:span><text:span text:style-name="T9">Verona, Annika</text:span></text:p>
      <text:p text:style-name="P3"><text:span text:style-name="T4"/></text:p>
      <text:p text:style-name="P3"><text:span text:style-name="T4">20.06.2018</text:span><text:tab/><text:span text:style-name="T7">Zwischenpräsentation</text:span></text:p>
      <text:p text:style-name="P3"/>
      <text:p text:style-name="P3"/>
      <text:p text:style-name="P3"/>
      <text:p text:style-name="P3"/>
      <text:p text:style-name="P3"><draw:custom-shape text:anchor-type="paragraph" draw:z-index="2" draw:name="Form2" draw:style-name="gr3" draw:text-style-name="P6" svg:width="0.821cm" svg:height="1.735cm" svg:x="5.514cm" svg:y="0.325cm"><text:p/><draw:enhanced-geometry svg:viewBox="0 0 21600 21600" draw:glue-points="21600 0 0 10800 21600 21600" draw:text-areas="13800 ?f9 21600 ?f10" draw:type="left-brace" draw:modifiers="0 3643.90243902439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3"><text:span text:style-name="T4">01.07.2018</text:span><text:tab/><text:span text:style-name="T7">Teilziel 4</text:span><text:span text:style-name="T3"><text:tab/>→ Aufgabenbeispiele<text:tab/></text:span><text:span text:style-name="T13"><text:tab/><text:tab/><text:tab/></text:span><text:span text:style-name="T10">Felicitas</text:span></text:p>
      <text:p text:style-name="P3"><text:span text:style-name="T4">02.07.2018</text:span><text:tab/><text:tab/><text:tab/>→<text:span text:style-name="T3"> Hauptfunktion</text:span><text:span text:style-name="T13"><text:tab/><text:tab/><text:tab/><text:tab/></text:span><text:span text:style-name="T10">Max, Selina</text:span></text:p>
      <text:p text:style-name="P4"><text:tab/><text:tab/><text:tab/><text:tab/>→<text:span text:style-name="T3"> Prototyp – Design</text:span><text:span text:style-name="T13"><text:tab/><text:tab/><text:tab/><text:tab/></text:span><text:span text:style-name="T10">Verona, Annika</text:span></text:p>
      <text:p text:style-name="P4"><text:tab/><text:tab/><text:tab/><text:tab/>→<text:span text:style-name="T3"> Layout</text:span><text:span text:style-name="T13"><text:tab/><text:tab/><text:tab/><text:tab/><text:tab/></text:span><text:span text:style-name="T10">Verona, Annika</text:span></text:p>
      <text:p text:style-name="P4"/>
      <text:p text:style-name="P3"/>
      <text:p text:style-name="P3"/>
      <text:p text:style-name="P3"><text:span text:style-name="T4">13.07.2018</text:span><text:tab/><text:span text:style-name="T7">Gruppentreffen mit Tutor zu Teilziel 4</text:span></text:p>
      <text:p text:style-name="P3"><draw:custom-shape text:anchor-type="paragraph" draw:z-index="3" draw:name="Form2" draw:style-name="gr4" draw:text-style-name="P7" svg:width="0.295cm" svg:height="1.567cm" svg:x="6.043cm" svg:y="0.034cm"><text:p/><draw:enhanced-geometry svg:viewBox="0 0 21600 21600" draw:glue-points="21600 0 0 10800 21600 21600" draw:text-areas="13800 ?f9 21600 ?f10" draw:type="left-brace" draw:modifiers="0 8090.88863892014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tab/><text:tab/><text:tab/><text:tab/>→<text:span text:style-name="T3"> Steckbrief</text:span><text:span text:style-name="T13"><text:tab/><text:tab/><text:tab/><text:tab/><text:tab/></text:span><text:span text:style-name="T10">Selina</text:span></text:p>
      <text:p text:style-name="P3"><text:span text:style-name="T4">15.07.2018</text:span><text:tab/><text:span text:style-name="T7">Endabgabe</text:span><text:span text:style-name="T3"><text:tab/>→ Erklärung</text:span><text:span text:style-name="T13"><text:tab/><text:tab/><text:tab/><text:tab/><text:tab/></text:span><text:span text:style-name="T10">Felicitas</text:span></text:p>
      <text:p text:style-name="P3"><text:tab/><text:tab/><text:tab/><text:tab/>→<text:span text:style-name="T3"> Präsentationsfolien</text:span><text:span text:style-name="T13"><text:tab/><text:tab/><text:tab/></text:span><text:span text:style-name="T10">Selina, Annika</text:span></text:p>
      <text:p text:style-name="P3"><text:tab/><text:tab/><text:tab/><text:tab/>→<text:span text:style-name="T3"> Spiel auf Medida-Seite einbinden<text:tab/></text:span><text:span text:style-name="T13"><text:tab/></text:span><text:span text:style-name="T10">Max</text:span></text:p>
      <text:p text:style-name="P3"><text:span text:style-name="T4">17.07.2018</text:span><text:tab/><text:span text:style-name="T7">Letzte Fehlerbehebung bis 10 Uhr</text:span></text:p>
      <text:p text:style-name="P5"><text:span text:style-name="T4"/></text:p>
      <text:p text:style-name="P5"><text:span text:style-name="T4">18.07.2018</text:span><text:tab/><text:span text:style-name="T7">Präsentation <text:s/></text:span><text:span text:style-name="T3">Jurymitglied</text:span><text:span text:style-name="T11"><text:tab/><text:tab/><text:tab/><text:tab/><text:tab/></text:span><text:span text:style-name="T10">Verona</text:span></text:p>
      <text:p text:style-name="P5"><text:tab/><text:tab/><text:tab/><text:tab/> <text:s text:c="2"/><text:span text:style-name="T3">Präsentator<text:tab/></text:span><text:span text:style-name="T11"><text:tab/><text:tab/><text:tab/><text:tab/></text:span><text:span text:style-name="T10">Annika, Felicit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23:03:53.880692041</meta:creation-date>
    <dc:date>2018-05-20T00:15:00.006864082</dc:date>
    <meta:editing-duration>PT26M22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08" meta:character-count="918" meta:non-whitespace-character-count="728"/>
  </office:meta>
</office:document-meta>
</file>